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fo:text-align="center" fo:margin-bottom="0.0416in" fo:line-height="136%"/>
      <style:text-properties style:font-name="Trebuchet MS" fo:color="#000000" fo:font-size="18pt" style:font-size-asian="18pt" style:font-size-complex="18pt"/>
    </style:style>
    <style:style style:name="P2" style:parent-style-name="Textbody" style:family="paragraph">
      <style:text-properties style:font-name="Trebuchet MS"/>
    </style:style>
    <style:style style:name="P3" style:parent-style-name="Textbody" style:family="paragraph">
      <style:paragraph-properties fo:margin-bottom="0in" fo:line-height="136%"/>
      <style:text-properties style:font-name="Trebuchet MS" fo:font-weight="bold" style:font-weight-asian="bold" fo:color="#000000" style:text-underline-type="single" style:text-underline-style="solid" style:text-underline-width="auto" style:text-underline-mode="continuous"/>
    </style:style>
    <style:style style:name="P4" style:parent-style-name="Textbody" style:list-style-name="LFO1" style:family="paragraph">
      <style:paragraph-properties fo:margin-bottom="0in" fo:line-height="136%"/>
      <style:text-properties style:font-name="Trebuchet MS" fo:color="#000000"/>
    </style:style>
    <style:style style:name="P5" style:parent-style-name="Textbody" style:list-style-name="LFO1" style:family="paragraph">
      <style:paragraph-properties fo:margin-bottom="0in" fo:line-height="136%"/>
      <style:text-properties style:font-name="Trebuchet MS" fo:color="#000000"/>
    </style:style>
    <style:style style:name="P6" style:parent-style-name="Textbody" style:family="paragraph">
      <style:text-properties style:font-name="Trebuchet MS"/>
    </style:style>
    <style:style style:name="P7" style:parent-style-name="Textbody" style:family="paragraph">
      <style:paragraph-properties fo:margin-bottom="0in" fo:line-height="136%"/>
    </style:style>
    <style:style style:name="T8"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9" style:parent-style-name="Textbody" style:list-style-name="LFO2" style:family="paragraph">
      <style:paragraph-properties fo:margin-bottom="0in" fo:line-height="136%"/>
      <style:text-properties style:font-name="Trebuchet MS" fo:color="#000000"/>
    </style:style>
    <style:style style:name="P10" style:parent-style-name="Textbody" style:family="paragraph">
      <style:text-properties style:font-name="Trebuchet MS"/>
    </style:style>
    <style:style style:name="P11" style:parent-style-name="Textbody" style:family="paragraph">
      <style:paragraph-properties fo:margin-bottom="0in" fo:line-height="136%"/>
    </style:style>
    <style:style style:name="T12"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3" style:parent-style-name="Textbody" style:list-style-name="LFO3" style:family="paragraph">
      <style:paragraph-properties fo:margin-bottom="0in" fo:line-height="136%"/>
    </style:style>
    <style:style style:name="T14" style:parent-style-name="Policepardéfaut" style:family="text">
      <style:text-properties style:font-name="Trebuchet MS" fo:color="#000000"/>
    </style:style>
    <style:style style:name="P15" style:parent-style-name="Textbody" style:family="paragraph">
      <style:paragraph-properties fo:margin-bottom="0in" fo:line-height="136%"/>
      <style:text-properties style:font-name="Trebuchet MS"/>
    </style:style>
    <style:style style:name="P16" style:parent-style-name="Textbody" style:family="paragraph">
      <style:paragraph-properties fo:margin-bottom="0in" fo:line-height="136%"/>
    </style:style>
    <style:style style:name="T17"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8" style:parent-style-name="Textbody" style:list-style-name="LFO4" style:family="paragraph">
      <style:paragraph-properties fo:margin-bottom="0in" fo:line-height="136%"/>
      <style:text-properties style:font-name="Trebuchet MS" fo:color="#000000"/>
    </style:style>
    <style:style style:name="P19" style:parent-style-name="Textbody" style:list-style-name="LFO4" style:family="paragraph">
      <style:paragraph-properties fo:margin-bottom="0in" fo:line-height="136%"/>
      <style:text-properties style:font-name="Trebuchet MS" fo:color="#000000"/>
    </style:style>
    <style:style style:name="P20" style:parent-style-name="Textbody" style:list-style-name="LFO4" style:family="paragraph">
      <style:paragraph-properties fo:margin-bottom="0in" fo:line-height="136%"/>
      <style:text-properties style:font-name="Trebuchet MS" fo:color="#000000"/>
    </style:style>
    <style:style style:name="P21" style:parent-style-name="Textbody" style:list-style-name="LFO4" style:family="paragraph">
      <style:paragraph-properties fo:margin-bottom="0in" fo:line-height="136%"/>
      <style:text-properties style:font-name="Trebuchet MS" fo:color="#000000"/>
    </style:style>
    <style:style style:name="P22" style:parent-style-name="Textbody" style:list-style-name="LFO4" style:family="paragraph">
      <style:paragraph-properties fo:margin-bottom="0in" fo:line-height="136%"/>
      <style:text-properties style:font-name="Trebuchet MS" fo:color="#000000"/>
    </style:style>
    <style:style style:name="T23" style:parent-style-name="Policepardéfaut" style:family="text">
      <style:text-properties style:font-name="Trebuchet MS"/>
    </style:style>
    <style:style style:name="T24"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25" style:parent-style-name="Textbody" style:list-style-name="LFO5" style:family="paragraph"/>
    <style:style style:name="T26" style:parent-style-name="Policepardéfaut" style:family="text">
      <style:text-properties style:font-name="Trebuchet MS"/>
    </style:style>
    <style:style style:name="T27" style:parent-style-name="Policepardéfaut" style:family="text">
      <style:text-properties style:font-name="Trebuchet MS"/>
    </style:style>
    <style:style style:name="P28" style:parent-style-name="Textbody" style:list-style-name="LFO5" style:family="paragraph"/>
    <style:style style:name="T29" style:parent-style-name="Policepardéfaut" style:family="text">
      <style:text-properties style:font-name="Trebuchet MS"/>
    </style:style>
    <style:style style:name="P30" style:parent-style-name="Textbody" style:list-style-name="LFO5" style:family="paragraph"/>
    <style:style style:name="T31" style:parent-style-name="Policepardéfaut" style:family="text">
      <style:text-properties style:font-name="Trebuchet MS"/>
    </style:style>
    <style:style style:name="P32" style:parent-style-name="Textbody" style:list-style-name="LFO5" style:family="paragraph"/>
    <style:style style:name="T33" style:parent-style-name="Policepardéfaut" style:family="text">
      <style:text-properties style:font-name="Trebuchet MS"/>
    </style:style>
    <style:style style:name="T34" style:parent-style-name="Policepardéfaut" style:family="text">
      <style:text-properties style:font-name="Trebuchet MS"/>
    </style:style>
    <style:style style:name="T35" style:parent-style-name="Policepardéfaut" style:family="text">
      <style:text-properties style:font-name="Trebuchet MS"/>
    </style:style>
    <style:style style:name="T36" style:parent-style-name="Policepardéfaut" style:family="text">
      <style:text-properties style:font-name="Trebuchet MS"/>
    </style:style>
    <style:style style:name="P37" style:parent-style-name="Textbody" style:list-style-name="LFO5" style:family="paragraph"/>
    <style:style style:name="T38" style:parent-style-name="Policepardéfaut" style:family="text">
      <style:text-properties style:font-name="Trebuchet MS"/>
    </style:style>
    <style:style style:name="T39" style:parent-style-name="Policepardéfaut" style:family="text">
      <style:text-properties style:font-name="Trebuchet MS"/>
    </style:style>
    <style:style style:name="T40" style:parent-style-name="Policepardéfaut" style:family="text">
      <style:text-properties style:font-name="Trebuchet MS"/>
    </style:style>
    <style:style style:name="T41"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42" style:parent-style-name="Textbody" style:list-style-name="LFO6" style:family="paragraph"/>
    <style:style style:name="T43" style:parent-style-name="Policepardéfaut" style:family="text">
      <style:text-properties style:font-name="Trebuchet MS"/>
    </style:style>
    <style:style style:name="T44" style:parent-style-name="Policepardéfaut" style:family="text">
      <style:text-properties style:font-name="Trebuchet MS"/>
    </style:style>
    <style:style style:name="P45" style:parent-style-name="Textbody" style:list-style-name="LFO6" style:family="paragraph"/>
    <style:style style:name="T46" style:parent-style-name="Policepardéfaut" style:family="text">
      <style:text-properties style:font-name="Trebuchet MS"/>
    </style:style>
    <style:style style:name="T47" style:parent-style-name="Policepardéfaut" style:family="text">
      <style:text-properties style:font-name="Trebuchet MS"/>
    </style:style>
    <style:style style:name="T48" style:parent-style-name="Policepardéfaut" style:family="text">
      <style:text-properties style:font-name="Trebuchet MS"/>
    </style:style>
    <style:style style:name="T49"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50" style:parent-style-name="Textbody" style:list-style-name="LFO7" style:family="paragraph"/>
    <style:style style:name="T51" style:parent-style-name="Policepardéfaut" style:family="text">
      <style:text-properties style:font-name="Trebuchet MS"/>
    </style:style>
    <style:style style:name="P52" style:parent-style-name="Textbody" style:list-style-name="LFO7" style:family="paragraph"/>
    <style:style style:name="T53" style:parent-style-name="Policepardéfaut" style:family="text">
      <style:text-properties style:font-name="Trebuchet MS"/>
    </style:style>
    <style:style style:name="T54" style:parent-style-name="Policepardéfaut" style:family="text">
      <style:text-properties style:font-name="Trebuchet MS"/>
    </style:style>
    <style:style style:name="P55" style:parent-style-name="Textbody" style:list-style-name="LFO7" style:family="paragraph"/>
    <style:style style:name="T56" style:parent-style-name="Policepardéfaut" style:family="text">
      <style:text-properties style:font-name="Trebuchet MS"/>
    </style:style>
    <style:style style:name="T57" style:parent-style-name="Policepardéfaut" style:family="text">
      <style:text-properties style:font-name="Trebuchet MS"/>
    </style:style>
    <style:style style:name="P58" style:parent-style-name="Textbody" style:list-style-name="LFO7" style:family="paragraph"/>
    <style:style style:name="T59" style:parent-style-name="Policepardéfaut" style:family="text">
      <style:text-properties style:font-name="Trebuchet MS"/>
    </style:style>
    <style:style style:name="T60" style:parent-style-name="Policepardéfaut" style:family="text">
      <style:text-properties style:font-name="Trebuchet MS"/>
    </style:style>
    <style:style style:name="T61" style:parent-style-name="Policepardéfaut" style:family="text">
      <style:text-properties style:font-name="Trebuchet MS"/>
    </style:style>
    <style:style style:name="T62"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63" style:parent-style-name="Textbody" style:list-style-name="LFO8" style:family="paragraph"/>
    <style:style style:name="T64" style:parent-style-name="Policepardéfaut" style:family="text">
      <style:text-properties style:font-name="Trebuchet MS"/>
    </style:style>
    <style:style style:name="T65" style:parent-style-name="Policepardéfaut" style:family="text">
      <style:text-properties style:font-name="Trebuchet MS"/>
    </style:style>
    <style:style style:name="P66" style:parent-style-name="Textbody" style:list-style-name="LFO8" style:family="paragraph"/>
    <style:style style:name="T67" style:parent-style-name="Policepardéfaut" style:family="text">
      <style:text-properties style:font-name="Trebuchet MS"/>
    </style:style>
    <style:style style:name="T68" style:parent-style-name="Policepardéfaut" style:family="text">
      <style:text-properties style:font-name="Trebuchet MS"/>
    </style:style>
    <style:style style:name="T69" style:parent-style-name="Policepardéfaut" style:family="text">
      <style:text-properties style:font-name="Trebuchet MS"/>
    </style:style>
    <style:style style:name="P70" style:parent-style-name="Textbody" style:list-style-name="LFO8" style:family="paragraph"/>
    <style:style style:name="T71" style:parent-style-name="Policepardéfaut" style:family="text">
      <style:text-properties style:font-name="Trebuchet MS"/>
    </style:style>
    <style:style style:name="T72" style:parent-style-name="Policepardéfaut" style:family="text">
      <style:text-properties style:font-name="Trebuchet MS"/>
    </style:style>
    <style:style style:name="P73" style:parent-style-name="Textbody" style:list-style-name="LFO8" style:family="paragraph"/>
    <style:style style:name="T74" style:parent-style-name="Policepardéfaut" style:family="text">
      <style:text-properties style:font-name="Trebuchet MS"/>
    </style:style>
    <style:style style:name="T75"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76" style:parent-style-name="Textbody" style:list-style-name="LFO9" style:family="paragraph"/>
    <style:style style:name="T77" style:parent-style-name="Policepardéfaut" style:family="text">
      <style:text-properties style:font-name="Trebuchet MS"/>
    </style:style>
    <style:style style:name="T78" style:parent-style-name="Policepardéfaut" style:family="text">
      <style:text-properties style:font-name="Trebuchet MS"/>
    </style:style>
    <style:style style:name="P79" style:parent-style-name="Textbody" style:list-style-name="LFO9" style:family="paragraph"/>
    <style:style style:name="T80" style:parent-style-name="Policepardéfaut" style:family="text">
      <style:text-properties style:font-name="Trebuchet MS"/>
    </style:style>
    <style:style style:name="T81"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82" style:parent-style-name="Textbody" style:list-style-name="LFO10" style:family="paragraph"/>
    <style:style style:name="T83" style:parent-style-name="Policepardéfaut" style:family="text">
      <style:text-properties style:font-name="Trebuchet MS"/>
    </style:style>
    <style:style style:name="T84" style:parent-style-name="Policepardéfaut" style:family="text">
      <style:text-properties style:font-name="Trebuchet MS"/>
    </style:style>
    <style:style style:name="P85" style:parent-style-name="Textbody" style:list-style-name="LFO10" style:family="paragraph"/>
    <style:style style:name="T86" style:parent-style-name="Policepardéfaut" style:family="text">
      <style:text-properties style:font-name="Trebuchet MS"/>
    </style:style>
    <style:style style:name="T87" style:parent-style-name="Policepardéfaut" style:family="text">
      <style:text-properties style:font-name="Trebuchet MS"/>
    </style:style>
    <style:style style:name="T88" style:parent-style-name="Policepardéfaut" style:family="text">
      <style:text-properties style:font-name="Trebuchet MS"/>
    </style:style>
    <style:style style:name="T89" style:parent-style-name="Policepardéfaut" style:family="text">
      <style:text-properties style:font-name="Trebuchet MS"/>
    </style:style>
    <style:style style:name="T90" style:parent-style-name="Policepardéfaut" style:family="text">
      <style:text-properties style:font-name="Trebuchet MS"/>
    </style:style>
    <style:style style:name="T91"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92" style:parent-style-name="Textbody" style:list-style-name="LFO11" style:family="paragraph"/>
    <style:style style:name="T93" style:parent-style-name="Policepardéfaut" style:family="text">
      <style:text-properties style:font-name="Trebuchet MS"/>
    </style:style>
    <style:style style:name="T94" style:parent-style-name="Policepardéfaut" style:family="text">
      <style:text-properties style:font-name="Trebuchet MS"/>
    </style:style>
    <style:style style:name="T95" style:parent-style-name="Policepardéfaut" style:family="text">
      <style:text-properties style:font-name="Trebuchet MS" fo:font-weight="bold" style:font-weight-asian="bold" style:font-weight-complex="bold" style:text-underline-type="single" style:text-underline-style="solid" style:text-underline-width="auto" style:text-underline-mode="continuous"/>
    </style:style>
    <style:style style:name="P96" style:parent-style-name="Textbody" style:list-style-name="LFO12" style:family="paragraph"/>
    <style:style style:name="T97" style:parent-style-name="Policepardéfaut" style:family="text">
      <style:text-properties style:font-name="Trebuchet MS"/>
    </style:style>
    <style:style style:name="T98" style:parent-style-name="Policepardéfaut" style:family="text">
      <style:text-properties style:font-name="Trebuchet MS"/>
    </style:style>
    <style:style style:name="P99" style:parent-style-name="Textbody" style:list-style-name="LFO12" style:family="paragraph"/>
    <style:style style:name="T100" style:parent-style-name="Policepardéfaut" style:family="text">
      <style:text-properties style:font-name="Trebuchet MS"/>
    </style:style>
    <style:style style:name="T101" style:parent-style-name="Policepardéfaut" style:family="text">
      <style:text-properties style:font-name="Trebuchet MS"/>
    </style:style>
  </office:automatic-styles>
  <office:body>
    <office:text text:use-soft-page-breaks="true">
      <text:p text:style-name="P1"><text:bookmark-start text:name="docs-internal-guid-4995d06c-05c6-a762-6a"/><text:bookmark-end text:name="docs-internal-guid-4995d06c-05c6-a762-6a"/>CofiApp</text:p>
      <text:p text:style-name="P2"/>
      <text:p text:style-name="P3">Éléments redondants lors des descriptions :</text:p>
      <text:list text:style-name="LFO1" text:continue-numbering="true">
        <text:list-item>
          <text:p text:style-name="P4">Situés en haut de la page, les différents boutons permettent d'accéder à diverses fonctionnalités. Le bouton “admin” permet aux<text:s/>gérants de se connecter sur compte spécial qui a plus de droits qu’un simple utilisateur sur l’application. Une fois connecté en tant qu’administrateur, le bouton “supprimer” apparaît dans la fenêtre et il permet de supprimer des films ou des réalisateurs.<text:s/>Le bouton “ajouter” permet d’ajouter dans l’application des films ou des réalisateurs. Le bouton “indépendants” va permettre de mettre en avant les courts ou longs métrages de studios indépendants.</text:p>
        </text:list-item>
        <text:list-item>
          <text:p text:style-name="P5">Sur la partie gauche, on trouve la liste des tous les films disponibles avec une barre de recherche pour une navigation plus simple.</text:p>
        </text:list-item>
      </text:list>
      <text:p text:style-name="P6"/>
      <text:p text:style-name="P7"><text:span text:style-name="T8">Accueil :</text:span></text:p>
      <text:list text:style-name="LFO2" text:continue-numbering="true">
        <text:list-item>
          <text:p text:style-name="P9">Cette vue contient le logo ainsi que le nom de l’application et en dessous de ces éléments, il y a une brève description du fonctionnement de l’application avec les différentes règles à suivre.</text:p>
        </text:list-item>
      </text:list>
      <text:p text:style-name="P10"/>
      <text:p text:style-name="P11"><text:span text:style-name="T12">Add_Box :</text:span></text:p>
      <text:list text:style-name="LFO3" text:continue-numbering="true">
        <text:list-item>
          <text:p text:style-name="P13"><text:span text:style-name="T14">Cette fenêtre est ouverte lorsque l’on clique sur le bouton “Ajouter” et elle permet d’ajouter un film ou un réalisateur.</text:span></text:p>
        </text:list-item>
      </text:list>
      <text:p text:style-name="P15"/>
      <text:p text:style-name="P16"><text:span text:style-name="T17">Add_Director :</text:span></text:p>
      <text:list text:style-name="LFO4" text:continue-numbering="true">
        <text:list-item>
          <text:p text:style-name="P18">C’est la partie qui va permettre d’ajouter un réalisateur en fonction des films déjà existants dans l’application.</text:p>
        </text:list-item>
        <text:list-item>
          <text:p text:style-name="P19">On a différents champs à remplir avec du texte contenant le nom, le prénom, la date de naissance, la date de mort (laissé le champ vide s’il n’y en a pas), la nationalité et la biographie.</text:p>
        </text:list-item>
        <text:list-item>
          <text:p text:style-name="P20">On peut ajouter une image qui va<text:s/>servir de photo de profil pour le réalisateur. Si cette option est ignorée, le réalisateur aura une photo de profil par défaut qui pourra être modifiée par un administrateur.</text:p>
        </text:list-item>
        <text:list-item>
          <text:p text:style-name="P21">Ensuite la partie films notables permet de relier le réalisateur avec les différents films qu’il a réalisé.</text:p>
        </text:list-item>
        <text:list-item>
          <text:p text:style-name="P22">Pour finir le bouton “ajouter” qui permet de valider et d'enregistrer le réalisateur dans la base de données.</text:p>
        </text:list-item>
      </text:list>
      <text:p text:style-name="Textbody"><text:span text:style-name="T23"><text:line-break/></text:span><text:soft-page-break/><text:span text:style-name="T24">Add_Movies :</text:span></text:p>
      <text:list text:style-name="LFO5" text:continue-numbering="true">
        <text:list-item>
          <text:p text:style-name="P25"><text:span text:style-name="T26">Cette page permet d'ajouter un film dans la collection de films. Il y a différents champs à remplir pour<text:s/></text:span><text:span text:style-name="T27">pouvoir ajouter un film.</text:span></text:p>
        </text:list-item>
        <text:list-item>
          <text:p text:style-name="P28"><text:span text:style-name="T29">Pour associer un réalisateur au film, il faut qu'il soit déjà enregistré.</text:span></text:p>
        </text:list-item>
        <text:list-item>
          <text:p text:style-name="P30"><text:span text:style-name="T31">On a aussi le titre, la date de sortie, le synopsis et la liste des tags qui représentent les thèmes du film à ajouter.</text:span></text:p>
        </text:list-item>
        <text:list-item>
          <text:p text:style-name="P32"><text:span text:style-name="T33">On<text:s/></text:span><text:span text:style-name="T34">peut</text:span><text:span text:style-name="T35"><text:s/>aussi choisir la liste des<text:s/></text:span><text:span text:style-name="T36">acteurs principaux du film et en ajouter s'ils ne sont pas déjà présents.</text:span></text:p>
        </text:list-item>
        <text:list-item>
          <text:p text:style-name="P37"><text:span text:style-name="T38">Enfin une image pour le film peut être<text:s/></text:span><text:span text:style-name="T39">ajouté</text:span><text:span text:style-name="T40"><text:s/>et en cliquant sur ajouter le film sera maintenant présent dans la liste des films.</text:span></text:p>
        </text:list-item>
      </text:list>
      <text:p text:style-name="Textbody"><text:span text:style-name="T41">Delete_Box :</text:span></text:p>
      <text:list text:style-name="LFO6" text:continue-numbering="true">
        <text:list-item>
          <text:p text:style-name="P42"><text:span text:style-name="T43">Cette petite fenêtre apparaît lorsque<text:s/></text:span><text:span text:style-name="T44">l'on appuie sur le bouton supprimer.</text:span></text:p>
        </text:list-item>
        <text:list-item>
          <text:p text:style-name="P45"><text:span text:style-name="T46">On<text:s/></text:span><text:span text:style-name="T47">peut</text:span><text:span text:style-name="T48"><text:s/>choisir de supprimer un réalisateur ou un film.</text:span></text:p>
        </text:list-item>
      </text:list>
      <text:p text:style-name="Textbody"><text:span text:style-name="T49">Ex_Real :</text:span></text:p>
      <text:list text:style-name="LFO7" text:continue-numbering="true">
        <text:list-item>
          <text:p text:style-name="P50"><text:span text:style-name="T51">Cette page contient toutes les informations nécessaires concernant un réalisateur.</text:span></text:p>
        </text:list-item>
        <text:list-item>
          <text:p text:style-name="P52"><text:span text:style-name="T53">Il y a les informations principales avec son nom, son prénom, sa date<text:s/></text:span><text:span text:style-name="T54">de naissance, sa date de mort (si nécessaire), sa nationalité et sa biographie.</text:span></text:p>
        </text:list-item>
        <text:list-item>
          <text:p text:style-name="P55"><text:span text:style-name="T56">Au niveau des boutons situés en haut de la page, le bouton « Modifier » sera affiché seulement pour les personnes connectées en tant qu'administrateur. Il permettra de changer</text:span><text:span text:style-name="T57"><text:s/>les informations du réalisateur en cas de problème.</text:span></text:p>
        </text:list-item>
        <text:list-item>
          <text:p text:style-name="P58"><text:span text:style-name="T59">Pour finir, en dessous de la biographie du réalisateur, il y aura la liste des films qu'il aura<text:s/></text:span><text:span text:style-name="T60">réalisés</text:span><text:span text:style-name="T61"><text:s/>et qui seront enregistrés dans l'application.</text:span></text:p>
        </text:list-item>
      </text:list>
      <text:p text:style-name="Textbody"><text:span text:style-name="T62">Ex_Select :</text:span></text:p>
      <text:list text:style-name="LFO8" text:continue-numbering="true">
        <text:list-item>
          <text:p text:style-name="P63"><text:span text:style-name="T64">Cette page sera disponible lorsqu'on cliq</text:span><text:span text:style-name="T65">uera sur un film présent dans la liste de gauche.</text:span></text:p>
        </text:list-item>
        <text:list-item>
          <text:p text:style-name="P66"><text:span text:style-name="T67">On<text:s/></text:span><text:span text:style-name="T68">peut</text:span><text:span text:style-name="T69"><text:s/>voir l'image du film, le titre, le réalisateur, la date de sortie, les différents tags et le synopsis.</text:span></text:p>
        </text:list-item>
        <text:list-item>
          <text:p text:style-name="P70"><text:span text:style-name="T71">En dessous des diverses informations du film est présente la liste des acteurs principaux du fi</text:span><text:span text:style-name="T72">lm.</text:span></text:p>
        </text:list-item>
        <text:list-item>
          <text:p text:style-name="P73"><text:span text:style-name="T74">Comme avec la page du réalisateur, le bouton « Modifier » est disponible seulement pour les administrateurs et permet de changer les informations du film.</text:span></text:p>
        </text:list-item>
      </text:list>
      <text:p text:style-name="Textbody"><text:span text:style-name="T75">Indépendant :</text:span></text:p>
      <text:list text:style-name="LFO9" text:continue-numbering="true">
        <text:list-item>
          <text:p text:style-name="P76"><text:span text:style-name="T77">Cette page permet de recenser tous les films créés par des réalisateurs indépendant</text:span><text:span text:style-name="T78">s. Cela permet de mettre ces films en avant.</text:span></text:p>
        </text:list-item>
        <text:list-item>
          <text:p text:style-name="P79"><text:span text:style-name="T80">On a donc une liste de films classés par ordre chronologique. Il y a aussi une barre de recherche permettant d'affiner la recherche.</text:span></text:p>
        </text:list-item>
      </text:list>
      <text:p text:style-name="Textbody"><text:span text:style-name="T81">Modify_Director :</text:span></text:p>
      <text:list text:style-name="LFO10" text:continue-numbering="true">
        <text:list-item>
          <text:p text:style-name="P82"><text:span text:style-name="T83">Cette page est uniquement accessible aux administrateurs.<text:s/></text:span><text:span text:style-name="T84">Elle va leur permettre de modifier les informations d'un réalisateur en cas de problème.</text:span></text:p>
        </text:list-item>
        <text:list-item>
          <text:p text:style-name="P85"><text:span text:style-name="T86">Sur la partie gauche de l'écran de<text:s/></text:span><text:span text:style-name="T87">modification,</text:span><text:span text:style-name="T88"><text:s/>il y a toutes les informations<text:s/></text:span><text:soft-page-break/><text:span text:style-name="T89">actuelles du réalisateur en question. Grâce au bouton « modifier » présent à chaque cô</text:span><text:span text:style-name="T90">té droit de chaque information pour pouvoir les changer. Une fois le changement fait il n'y a plus qu'à confirmer la modification avec le bouton « Confirmer modification » situé en bas de la page.</text:span></text:p>
        </text:list-item>
      </text:list>
      <text:p text:style-name="Textbody"><text:span text:style-name="T91">Modify_Movie :</text:span></text:p>
      <text:list text:style-name="LFO11" text:continue-numbering="true">
        <text:list-item>
          <text:p text:style-name="P92"><text:span text:style-name="T93">Comme pour la page pour modifier un réalisat</text:span><text:span text:style-name="T94">eur, on pourra aussi changer les informations d'un film. On utilise donc le bouton « modifier » pour changer les diverses informations du film.</text:span></text:p>
        </text:list-item>
      </text:list>
      <text:p text:style-name="Textbody"><text:span text:style-name="T95">Panel_Admin :</text:span></text:p>
      <text:list text:style-name="LFO12" text:continue-numbering="true">
        <text:list-item>
          <text:p text:style-name="P96"><text:span text:style-name="T97">Cette petite fenêtre apparaît quand on clique sur le bouton « admin » situé à l'accueil de l'appli</text:span><text:span text:style-name="T98">cation.</text:span></text:p>
        </text:list-item>
        <text:list-item>
          <text:p text:style-name="P99"><text:span text:style-name="T100">Avec un nom d'utilisateur et un mot de passe, on pourra se connecter en tant qu'administrateur à l'application afin de modifier les informations de film ou de réalisateur.</text:span></text:p>
        </text:list-item>
      </text:list>
      <text:p text:style-name="Textbody"><text:span text:style-name="T101"><text:s/></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Clement ALLAVENA</meta:initial-creator>
    <dc:creator>Clément Allavena</dc:creator>
    <meta:creation-date>2018-04-27T08:25:00Z</meta:creation-date>
    <dc:date>2018-06-05T09:47:00Z</dc:date>
    <meta:template xlink:href="Normal" xlink:type="simple"/>
    <meta:editing-cycles>26</meta:editing-cycles>
    <meta:editing-duration>PT6780S</meta:editing-duration>
    <meta:document-statistic meta:page-count="3" meta:paragraph-count="9" meta:word-count="763" meta:character-count="4956" meta:row-count="35" meta:non-whitespace-character-count="4202"/>
  </office:meta>
</office:document-meta>
</file>